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cdcdb" officeooo:paragraph-rsid="001cdcdb"/>
    </style:style>
    <style:style style:name="P3" style:family="paragraph" style:parent-style-name="Text_20_body">
      <style:text-properties officeooo:rsid="001cdcdb" officeooo:paragraph-rsid="001cdcdb"/>
    </style:style>
    <style:style style:name="P4" style:family="paragraph" style:parent-style-name="Text_20_body">
      <style:text-properties officeooo:rsid="001cdcdb" officeooo:paragraph-rsid="002f1a62"/>
    </style:style>
    <style:style style:name="T1" style:family="text">
      <style:text-properties officeooo:rsid="002197a4"/>
    </style:style>
    <style:style style:name="T2" style:family="text">
      <style:text-properties officeooo:rsid="002539f5"/>
    </style:style>
    <style:style style:name="T3" style:family="text">
      <style:text-properties officeooo:rsid="00272c8e"/>
    </style:style>
    <style:style style:name="T4" style:family="text">
      <style:text-properties officeooo:rsid="0027b752"/>
    </style:style>
    <style:style style:name="T5" style:family="text">
      <style:text-properties officeooo:rsid="0027f12e"/>
    </style:style>
    <style:style style:name="T6" style:family="text">
      <style:text-properties officeooo:rsid="00280e78"/>
    </style:style>
    <style:style style:name="T7" style:family="text">
      <style:text-properties officeooo:rsid="002ba408"/>
    </style:style>
    <style:style style:name="T8" style:family="text">
      <style:text-properties officeooo:rsid="002caa94"/>
    </style:style>
    <style:style style:name="T9" style:family="text">
      <style:text-properties officeooo:rsid="002cc383"/>
    </style:style>
    <style:style style:name="T10" style:family="text">
      <style:text-properties officeooo:rsid="002e6b7b"/>
    </style:style>
    <style:style style:name="T11" style:family="text">
      <style:text-properties officeooo:rsid="002f1a62"/>
    </style:style>
    <style:style style:name="T12" style:family="text">
      <style:text-properties fo:font-style="italic" officeooo:rsid="002f1a62" style:font-style-asian="italic" style:font-style-complex="italic"/>
    </style:style>
    <style:style style:name="T13" style:family="text">
      <style:text-properties fo:font-style="normal" officeooo:rsid="002f1a6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h text:style-name="Heading_20_1" text:outline-level="1">Chapter One</text:h>
      <text:p text:style-name="P2"><text:tab/><text:span text:style-name="T2">He</text:span><text:span text:style-name="T1"> could feel the time slipping </text:span><text:span text:style-name="T2">away from him to the merciless beat of an office clock. <text:s/>It was the ninth </text:span><text:span text:style-name="T5">hour</text:span><text:span text:style-name="T2"> – or nearly the ninth </text:span><text:span text:style-name="T5">hour </text:span><text:span text:style-name="T2">– of his time at </text:span><text:span text:style-name="T5">a</text:span><text:span text:style-name="T2"> hard-won desk. <text:s/>Before him, and facing outward toward</text:span><text:span text:style-name="T4">s</text:span><text:span text:style-name="T2"> the rest of his domain, lay a silver nameplate which read “</text:span><text:span text:style-name="T3">D</text:span><text:span text:style-name="T2">ominic </text:span><text:span text:style-name="T3">Reyes, Assistant Brand Manager.” <text:s/>From his place in this world, Dominic could survey all that his hard work had won him – a </text:span><text:span text:style-name="T4">standing</text:span><text:span text:style-name="T3"> desk sat against a floor-to-ceiling window, six </text:span><text:span text:style-name="T4">underlings</text:span><text:span text:style-name="T3"> who </text:span><text:span text:style-name="T4">worked hard whenever they noticed he was watching, a pilot watch </text:span><text:span text:style-name="T6">that </text:span><text:span text:style-name="T4">he’d bought after realizing he didn’t have anywhere to park a car, and that goddamn </text:span><text:span text:style-name="T7">biscuit clock hanging on the opposite wall</text:span><text:span text:style-name="T4">. <text:s/></text:span></text:p>
      <text:p text:style-name="P2"><text:tab/><text:span text:style-name="T8">The clock, shaped </text:span><text:span text:style-name="T9">like </text:span><text:span text:style-name="T8">the food you would use to mop up gravy rather than the one you’d dunk in a glass of milk, stared down at him from across the office. <text:s/>It surveyed the land just as Dominic did, except that </text:span><text:span text:style-name="T9">it knew only the constant, terrible tone of anxiety.</text:span><text:span text:style-name="T8"> <text:s/></text:span><text:span text:style-name="T7">The tick tick ticking of the second hand grated against every last fiber of Dominic’s sanity </text:span><text:span text:style-name="T9">and, although he knew little of the mechanisms within, he felt certain that the noise was coming from </text:span><text:span text:style-name="T11">some built-in</text:span><text:span text:style-name="T9"> speaker rather than the clockwork. <text:s/></text:span><text:span text:style-name="T10">Years</text:span><text:span text:style-name="T9"> of Dominic’s life had been spent at the mercy of the biscuit clock, but today </text:span><text:span text:style-name="T10">Dominic was in charge. <text:s/>Today, this was his office and today, Dominic would finally be free.</text:span></text:p>
      <text:p text:style-name="P4"><text:tab/><text:span text:style-name="T10">He had it all planned out. <text:s/>Tonight, when everyone was leaving, he would wait until there were only a few people remaining in the office. <text:s/>They would be putting on their coats – it’s cold in San Francisco, people need their coats – and would, thus, be blind to their surroundings. <text:s/>Earlier in the day, Dominic had been sure to check the walls for dust. <text:s/>He’d commented </text:span><text:span text:style-name="T11">on the general cleanliness of the place, making certain to only speak while within the vicinity of the laziest of his officemates. <text:s/>He’d found an unweildy duster in the janitorial closet on the fourth floor just three days before and, although he’d been unsure about changing tactics on such short notice, he counted himself lucky to have found such a beautiful weapon. <text:s/></text:span></text:p>
      <text:p text:style-name="P4"><text:span text:style-name="T12"><text:tab/>We take what we get, </text:span><text:span text:style-name="T13">he thought while standing to </text:span></text:p>
      <text:h text:style-name="Heading_20_1" text:outline-level="1">Chapter Two</text:h>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21:40:58.471959022</meta:creation-date>
    <dc:date>2024-02-26T23:46:08.344517806</dc:date>
    <meta:editing-duration>PT1H28M2S</meta:editing-duration>
    <meta:editing-cycles>6</meta:editing-cycles>
    <meta:generator>LibreOffice/24.2.0.3$Linux_X86_64 LibreOffice_project/420$Build-3</meta:generator>
    <meta:document-statistic meta:table-count="0" meta:image-count="0" meta:object-count="0" meta:page-count="2" meta:paragraph-count="7" meta:word-count="384" meta:character-count="2181" meta:non-whitespace-character-count="1778"/>
  </office:meta>
</office:document-meta>
</file>